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8647d8"/>
    </style:style>
    <style:style style:name="P4" style:family="paragraph" style:parent-style-name="Text_20_body">
      <style:text-properties officeooo:paragraph-rsid="00881305"/>
    </style:style>
    <style:style style:name="P5" style:family="paragraph" style:parent-style-name="Text_20_body">
      <style:text-properties officeooo:paragraph-rsid="0089fcee"/>
    </style:style>
    <style:style style:name="P6" style:family="paragraph" style:parent-style-name="Text_20_body">
      <style:text-properties officeooo:paragraph-rsid="008e7748"/>
    </style:style>
    <style:style style:name="P7" style:family="paragraph" style:parent-style-name="Text_20_body">
      <style:text-properties officeooo:paragraph-rsid="0090a1de"/>
    </style:style>
    <style:style style:name="P8" style:family="paragraph" style:parent-style-name="Heading_20_1">
      <style:paragraph-properties fo:margin-top="0cm" fo:margin-bottom="0cm" loext:contextual-spacing="false"/>
    </style:style>
    <style:style style:name="P9" style:family="paragraph" style:parent-style-name="Text_20_body">
      <style:text-properties officeooo:paragraph-rsid="00930d40"/>
    </style:style>
    <style:style style:name="T1" style:family="text">
      <style:text-properties officeooo:rsid="008647d8"/>
    </style:style>
    <style:style style:name="T2" style:family="text">
      <style:text-properties officeooo:rsid="00881305"/>
    </style:style>
    <style:style style:name="T3" style:family="text">
      <style:text-properties officeooo:rsid="0089fcee"/>
    </style:style>
    <style:style style:name="T4" style:family="text">
      <style:text-properties officeooo:rsid="008d1acc"/>
    </style:style>
    <style:style style:name="T5" style:family="text">
      <style:text-properties officeooo:rsid="008e7748"/>
    </style:style>
    <style:style style:name="T6" style:family="text">
      <style:text-properties officeooo:rsid="008ee8e3"/>
    </style:style>
    <style:style style:name="T7" style:family="text">
      <style:text-properties officeooo:rsid="0090b08b"/>
    </style:style>
    <style:style style:name="T8" style:family="text">
      <style:text-properties officeooo:rsid="00930d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9"/>
      <text:p text:style-name="P9">0<text:span text:style-name="T8">8</text:span>.10.2019 <text:span text:style-name="T8">- Added chapter 7.2.11 Editors - 3D View - Header - Mesh - Weight Paint mode - <text:s/>Weight menu.pdf</text:span></text:p>
      <text:p text:style-name="P7">0<text:span text:style-name="T7">7</text:span>.10.2019 - <text:span text:style-name="T5">Added chapter 7.2.9 Editors - 3D View - Header - Mesh - Sculpt mode - Sculpt menu.pdf and 7.2.9.1 Editors - 3D View - Header - Mesh - Sculpt mode - Mask menu.pdf and 7.2.10 Editors - 3D View - Header - Mesh - Vertex Paint mode - Paint menu.pdf</text:span></text:p>
      <text:p text:style-name="P6">0<text:span text:style-name="T5">6</text:span>.10.2019 - <text:span text:style-name="T5">Added chapter </text:span>7.2.8.17 Editors - 3D View - Header - Armature - Edit mode - Armature menu.pdf<text:span text:style-name="T6">, 7.2.8.18 Editors - 3D View - Header - Lattice - Edit mode - Lattice menu.pdf</text:span></text:p>
      <text:p text:style-name="P6">05.10.2019 - Update the manual to the changes of Bforartists 0.7.0<text:span text:style-name="T4"> </text:span>#141</text:p>
      <text:p text:style-name="P5"><text:span text:style-name="T3">30</text:span>.09.2019 - <text:span text:style-name="T1">Added chapter 7.2.8.15 Editors - 3D View - Header - Grease Pencil - Edit mode - Stroke menu.pdf, added chapter 7.2.8.16 Editors - 3D View - Header - Grease Pencil - Edit mode - Points menu.pdf</text:span></text:p>
      <text:p text:style-name="P5">2<text:span text:style-name="T2">7</text:span>.09.2019 - <text:span text:style-name="T1">Added chapter 7.2.8.14 Editors - 3D View - Header - Grease Pencil - Edit mode - Grease Pencil menu.pdf</text:span></text:p>
      <text:p text:style-name="P4">23.09.2019 - <text:span text:style-name="T1">Added chapter </text:span>7.2.8.13 Editors - 3D View - Header - Text - Edit mode - Font menu.pdf</text:p>
      <text:p text:style-name="P3">22.09.2019 - <text:span text:style-name="T1">Added chapter </text:span>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P3">19.09.2019 - Added chapter 7.2.8.7 Editors - 3D View - Header - Edit mode - Curve menu.pdf</text:p>
      <text:p text:style-name="P3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<text:soft-page-break/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<text:soft-page-break/>16.03.2019 - Added chapter 7 Topbar</text:p>
      <text:p text:style-name="Text_20_body">06.03.2019  - Added chapter 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10M2S</meta:editing-duration>
    <meta:editing-cycles>117</meta:editing-cycles>
    <meta:generator>LibreOffice/6.3.0.4$Windows_X86_64 LibreOffice_project/057fc023c990d676a43019934386b85b21a9ee99</meta:generator>
    <dc:date>2019-10-08T19:02:27.177000000</dc:date>
    <meta:document-statistic meta:table-count="1" meta:image-count="0" meta:object-count="0" meta:page-count="3" meta:paragraph-count="62" meta:word-count="884" meta:character-count="4951" meta:non-whitespace-character-count="4121"/>
    <meta:template xlink:type="simple" xlink:actuate="onRequest" xlink:title="standard1cm" xlink:href="../../../../AppData/Roaming/LibreOffice/4/user/template/standard1cm.ott" meta:date="2016-03-28T18:47:57.125000000"/>
  </office:meta>
</office:document-meta>
</file>